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36c69" officeooo:paragraph-rsid="00236c69" style:font-weight-asian="bold" style:font-weight-complex="bold"/>
    </style:style>
    <style:style style:name="T1" style:family="text">
      <style:text-properties officeooo:rsid="002011ae"/>
    </style:style>
    <style:style style:name="T2" style:family="text">
      <style:text-properties officeooo:rsid="0022054a"/>
    </style:style>
    <style:style style:name="T3" style:family="text">
      <style:text-properties officeooo:rsid="00230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arsity number 333</text:p>
      <text:p text:style-name="Standard"/>
      <text:p text:style-name="Standard"/>
      <text:p text:style-name="Standard"/>
      <text:p text:style-name="Standard">#include&lt;iostream&gt;</text:p>
      <text:p text:style-name="Standard">using namespace std;</text:p>
      <text:p text:style-name="Standard">int main(){</text:p>
      <text:p text:style-name="Standard"><text:s text:c="2"/>int n;</text:p>
      <text:p text:style-name="Standard"><text:s text:c="2"/>cout&lt;&lt;"Enter the size of pattern ";</text:p>
      <text:p text:style-name="Standard"><text:s text:c="2"/>cin&gt;&gt;n;</text:p>
      <text:p text:style-name="Standard"><text:s/>n=n-2;</text:p>
      <text:p text:style-name="Standard"><text:s/>cout&lt;&lt;"333"&lt;&lt;endl;</text:p>
      <text:p text:style-name="Standard"><text:s text:c="2"/></text:p>
      <text:p text:style-name="Standard"><text:s/>for(int i=1;i&lt;=n;i++){</text:p>
      <text:p text:style-name="Standard"><text:s text:c="5"/>cout&lt;&lt;"3"&lt;&lt;i&lt;&lt;"3"&lt;&lt;endl;</text:p>
      <text:p text:style-name="Standard"><text:s/>}</text:p>
      <text:p text:style-name="Standard"><text:s/>cout&lt;&lt;"333";</text:p>
      <text:p text:style-name="Standard"/>
      <text:p text:style-name="Standard">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43:20.740113474</meta:creation-date>
    <dc:date>2022-06-29T16:21:41.630987496</dc:date>
    <meta:editing-duration>PT2H34M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6" meta:character-count="221" meta:non-whitespace-character-count="189"/>
  </office:meta>
</office:document-meta>
</file>